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d1be4a7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Standard">
      <style:text-properties officeooo:rsid="0dde9a1c" officeooo:paragraph-rsid="1000e45b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5c6890"/>
    </style:style>
    <style:style style:name="P60" style:family="paragraph" style:parent-style-name="Footnote">
      <style:text-properties officeooo:paragraph-rsid="0ead3525"/>
    </style:style>
    <style:style style:name="P61" style:family="paragraph" style:parent-style-name="Standard">
      <style:text-properties officeooo:paragraph-rsid="0f4d875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text-properties officeooo:paragraph-rsid="0ea9445c"/>
    </style:style>
    <style:style style:name="P73" style:family="paragraph" style:parent-style-name="Standard">
      <style:text-properties officeooo:paragraph-rsid="0f4eeba0"/>
    </style:style>
    <style:style style:name="P74" style:family="paragraph" style:parent-style-name="Footnote">
      <style:text-properties officeooo:paragraph-rsid="0f92b562"/>
    </style:style>
    <style:style style:name="P75" style:family="paragraph" style:parent-style-name="Standard">
      <style:text-properties officeooo:paragraph-rsid="0f9ce6c3"/>
    </style:style>
    <style:style style:name="P76" style:family="paragraph" style:parent-style-name="Standard">
      <style:text-properties officeooo:paragraph-rsid="0f9ee08e"/>
    </style:style>
    <style:style style:name="P77" style:family="paragraph" style:parent-style-name="Footnote">
      <style:text-properties officeooo:paragraph-rsid="0fb53187"/>
    </style:style>
    <style:style style:name="P78" style:family="paragraph" style:parent-style-name="Standard">
      <style:text-properties officeooo:paragraph-rsid="0fbe4db4"/>
    </style:style>
    <style:style style:name="P79" style:family="paragraph" style:parent-style-name="Footnote">
      <style:text-properties officeooo:paragraph-rsid="0fcdd945"/>
    </style:style>
    <style:style style:name="P8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8" style:family="paragraph" style:parent-style-name="Footnote">
      <style:text-properties officeooo:paragraph-rsid="0fda15e0"/>
    </style:style>
    <style:style style:name="P89" style:family="paragraph" style:parent-style-name="Standard">
      <style:text-properties officeooo:paragraph-rsid="0fe106d1"/>
    </style:style>
    <style:style style:name="P90" style:family="paragraph" style:parent-style-name="Footnote">
      <style:text-properties officeooo:paragraph-rsid="0ff81e33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a73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officeooo:rsid="0f0ca65a"/>
    </style:style>
    <style:style style:name="T322" style:family="text">
      <style:text-properties officeooo:rsid="0f8f58bd"/>
    </style:style>
    <style:style style:name="T323" style:family="text">
      <style:text-properties officeooo:rsid="0f95a7a0"/>
    </style:style>
    <style:style style:name="T324" style:family="text">
      <style:text-properties style:text-underline-style="none"/>
    </style:style>
    <style:style style:name="T325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0"><text:span text:style-name="T301">LTS staat voor Long-Term Support, </text:span><text:span text:style-name="T302">langetermijnondersteuning, </text:span><text:span text:style-name="T301">en deze </text:span><text:span text:style-name="Strong_20_Emphasis"><text:span text:style-name="T309"><text:user-field-get text:name="Distro">Ubuntu</text:user-field-get></text:span></text:span><text:span text:style-name="T303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1"><text:s/>(codenaam jammy) van april</text:span><text:span text:style-name="T304"> </text:span><text:span text:style-name="Strong_20_Emphasis"><text:span text:style-name="T313"><text:user-field-get style:data-style-name="N0" text:name="Releaseyear">2022</text:user-field-get></text:span></text:span><text:span text:style-name="T305"><text:s/></text:span><text:span text:style-name="T301">wordt gedurende 5 jaar ondersteund tot april 2027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7">2</text:span><text:span text:style-name="T301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97"/>
      <text:p text:style-name="P97">Dit is een invulbare PDF, afdrukken is niet noodzakelijk.</text:p>
      <text:p text:style-name="P96"><text:span text:style-name="T21"/></text:p>
      <text:p text:style-name="P9"><text:span text:style-name="T21">Vul </text:span><text:span text:style-name="T20">achter</text:span><text:span text:style-name="T17"> de </text:span><text:span text:style-name="Definition"><text:span text:style-name="T321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89"><text:span text:style-name="Definition"><text:span text:style-name="T262">g</text:span></text:span><text:span text:style-name="Definition">ebruikersnaam</text:span><text:span text:style-name="Definition"><text:span text:style-name="T324"><text:tab/></text:span></text:span><text:span text:style-name="T261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89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2"/>
      <text:p text:style-name="P42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1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1"/>
      <text:p text:style-name="P21"/>
      <text:list xml:id="list2293034653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104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104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7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9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106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0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1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0"><text:span text:style-name="T181">D</text:span>e <text:span text:style-name="T325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2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1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61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52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9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10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6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1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83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5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92810548675471" text:continue-numbering="true" text:style-name="L1">
        <text:list-item>
          <text:p text:style-name="P93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B1" office:value-type="string">
            <text:p text:style-name="P62"><text:span text:style-name="Strong_20_Emphasis"><text:span text:style-name="T10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234">Start de computer op vanaf</text:span><text:span text:style-name="T234"><text:note text:id="ftn5" text:note-class="footnote"><text:note-citation>1</text:note-citation><text:note-body><text:p text:style-name="P88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4"><text:span text:style-name="T297">Vanaf ee</text:span>n <text:span text:style-name="T323">L</text:span>ive <text:span text:style-name="T322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79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299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139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6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5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6" office:value-type="string">
            <text:p text:style-name="P15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5"><text:span text:style-name="Strong_20_Emphasis"><text:span text:style-name="T108"/></text:span></text:p>
      <text:list xml:id="list92809662875321" text:continue-numbering="true" text:style-name="L1">
        <text:list-item>
          <text:p text:style-name="P92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6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106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71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105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8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><text:span text:style-name="Strong_20_Emphasis"><text:span text:style-name="T45"><draw:control text:anchor-type="as-char" draw:z-index="24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8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3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2"><text:span text:style-name="Strong_20_Emphasis"><text:span text:style-name="T106"><draw:control text:anchor-type="as-char" draw:z-index="25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86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6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106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2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7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9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4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1" office:value-type="string">
            <text:p text:style-name="P73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2" office:value-type="string">
            <text:p text:style-name="P73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4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106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2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6" office:value-type="string">
            <text:p text:style-name="P85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6"><text:span text:style-name="Strong_20_Emphasis"><text:span text:style-name="T56"><text:tab/></text:span></text:span></text:p>
      <text:p text:style-name="P47"><text:span text:style-name="Strong_20_Emphasis"><text:span text:style-name="T78"/></text:span></text:p>
      <text:p text:style-name="P48"><text:span text:style-name="Strong_20_Emphasis"><text:span text:style-name="T68"/></text:span></text:p>
      <text:list xml:id="list92811199752854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106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69"><text:span text:style-name="Strong_20_Emphasis"><text:span text:style-name="T106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8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0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105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3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3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20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19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2"><text:span text:style-name="Strong_20_Emphasis"><text:span text:style-name="T93"/></text:span></text:p>
      <text:p text:style-name="P37"/>
      <text:p text:style-name="P26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2702201508" text:style-name="L2">
        <text:list-header>
          <text:p text:style-name="P98"><text:span text:style-name="Emphasis"><text:span text:style-name="T31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18">CC0 1.0</text:span></text:span></text:a><text:span text:style-name="Emphasis"><text:span text:style-name="T314"> </text:span></text:span><text:span text:style-name="Emphasis"><text:span text:style-name="T31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4"><text:s/></text:span></text:span><text:span text:style-name="Emphasis"><text:span text:style-name="T31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4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5T09:28:09.130354137">05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8:09.009605918</dc:date>
    <meta:keyword>Installatie</meta:keyword>
    <meta:keyword>Checklist</meta:keyword>
    <meta:keyword>Linux</meta:keyword>
    <meta:editing-cycles>6856</meta:editing-cycles>
    <meta:editing-duration>P12DT5H36M25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6" meta:word-count="638" meta:character-count="4443" meta:non-whitespace-character-count="3846"/>
    <meta:user-defined meta:name="Info 1"/>
    <meta:user-defined meta:name="Info 2"/>
    <meta:user-defined meta:name="Info 3"/>
    <meta:user-defined meta:name="Info 4"/>
  </office:meta>
</office:document-meta>
</file>